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7000001FD821947022325A9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fd1" officeooo:paragraph-rsid="0006bf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abela da tela de conferencia</text:p>
      <text:p text:style-name="P1">SELECT * FROM TGFCON2</text:p>
      <text:p text:style-name="Standard"/>
      <text:p text:style-name="Standard"/>
      <text:p text:style-name="Standard"><draw:frame draw:style-name="fr1" draw:name="Image1" text:anchor-type="char" svg:width="17cm" svg:height="6.257cm" draw:z-index="0"><draw:image xlink:href="Pictures/1000000100000567000001FD821947022325A9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22:27:21.530326276</meta:creation-date>
    <dc:date>2025-11-16T19:38:19.181368111</dc:date>
    <meta:editing-duration>PT1H18M50S</meta:editing-duration>
    <meta:editing-cycles>1</meta:editing-cycles>
    <meta:document-statistic meta:table-count="0" meta:image-count="1" meta:object-count="0" meta:page-count="1" meta:paragraph-count="2" meta:word-count="9" meta:character-count="50" meta:non-whitespace-character-count="43"/>
    <meta:generator>LibreOffice/7.3.7.2$Linux_X86_64 LibreOffice_project/30$Build-2</meta:generator>
  </office:meta>
</office:document-meta>
</file>